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A00000402DCB3146E.png" manifest:media-type="image/png"/>
  <manifest:file-entry manifest:full-path="Pictures/100000000000077C000004054C027EB8.png" manifest:media-type="image/png"/>
  <manifest:file-entry manifest:full-path="Pictures/1000000000000778000004064C4C9B14.png" manifest:media-type="image/png"/>
  <manifest:file-entry manifest:full-path="Pictures/100000000000077E00000408512D0147.png" manifest:media-type="image/png"/>
  <manifest:file-entry manifest:full-path="Pictures/100000000000077A000004069B0830F6.png" manifest:media-type="image/png"/>
  <manifest:file-entry manifest:full-path="Pictures/10000000000006A2000003491A41ED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65f7" officeooo:paragraph-rsid="000265f7"/>
    </style:style>
    <style:style style:name="P2" style:family="paragraph" style:parent-style-name="Heading_20_1">
      <style:text-properties officeooo:rsid="0002ec8c" officeooo:paragraph-rsid="0002ec8c"/>
    </style:style>
    <style:style style:name="P3" style:family="paragraph" style:parent-style-name="Text_20_body">
      <style:text-properties officeooo:paragraph-rsid="000265f7"/>
    </style:style>
    <style:style style:name="P4" style:family="paragraph" style:parent-style-name="Text_20_body">
      <style:text-properties officeooo:paragraph-rsid="0002ec8c"/>
    </style:style>
    <style:style style:name="P5" style:family="paragraph" style:parent-style-name="Standard">
      <style:text-properties officeooo:rsid="0002ec8c" officeooo:paragraph-rsid="0002ec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itialization of the project</text:h>
      <text:p text:style-name="P1"><draw:frame draw:style-name="fr1" draw:name="Image1" text:anchor-type="char" svg:x="0in" svg:y="0.098in" svg:width="6.9252in" svg:height="3.4299in" draw:z-index="0"><draw:image xlink:href="Pictures/10000000000006A2000003491A41ED06.png" xlink:type="simple" xlink:show="embed" xlink:actuate="onLoad" draw:mime-type="image/png"/></draw:frame></text:p>
      <text:h text:style-name="P2" text:outline-level="1" text:is-list-header="true">Home</text:h>
      <text:p text:style-name="P3"><draw:frame draw:style-name="fr2" draw:name="Image2" text:anchor-type="char" svg:width="6.9252in" svg:height="3.7264in" draw:z-index="1"><draw:image xlink:href="Pictures/100000000000077A000004069B0830F6.png" xlink:type="simple" xlink:show="embed" xlink:actuate="onLoad" draw:mime-type="image/png"/></draw:frame></text:p>
      <text:p text:style-name="P1"/>
      <text:p text:style-name="P1"/>
      <text:h text:style-name="P2" text:outline-level="1" text:is-list-header="true"><text:soft-page-break/>Blog</text:h>
      <text:p text:style-name="P4"><draw:frame draw:style-name="fr1" draw:name="Image3" text:anchor-type="char" svg:x="0in" svg:y="-0.0362in" svg:width="6.9252in" svg:height="3.7256in" draw:z-index="2"><draw:image xlink:href="Pictures/100000000000077E00000408512D0147.png" xlink:type="simple" xlink:show="embed" xlink:actuate="onLoad" draw:mime-type="image/png"/></draw:frame></text:p>
      <text:h text:style-name="P2" text:outline-level="1" text:is-list-header="true">About</text:h>
      <text:p text:style-name="P5"><draw:frame draw:style-name="fr3" draw:name="Image4" text:anchor-type="char" svg:width="6.9252in" svg:height="3.7299in" draw:z-index="3"><draw:image xlink:href="Pictures/1000000000000778000004064C4C9B14.png" xlink:type="simple" xlink:show="embed" xlink:actuate="onLoad" draw:mime-type="image/png"/></draw:frame></text:p>
      <text:p text:style-name="P1"/>
      <text:p text:style-name="P1"/>
      <text:h text:style-name="P2" text:outline-level="1" text:is-list-header="true"><text:soft-page-break/>Gallery</text:h>
      <text:p text:style-name="P1"/>
      <text:p text:style-name="P1"><draw:frame draw:style-name="fr2" draw:name="Image5" text:anchor-type="char" svg:width="6.9252in" svg:height="3.7189in" draw:z-index="4"><draw:image xlink:href="Pictures/100000000000077C000004054C027EB8.png" xlink:type="simple" xlink:show="embed" xlink:actuate="onLoad" draw:mime-type="image/png"/></draw:frame></text:p>
      <text:h text:style-name="P2" text:outline-level="1" text:is-list-header="true">Contact</text:h>
      <text:p text:style-name="P4"><draw:frame draw:style-name="fr2" draw:name="Image6" text:anchor-type="char" svg:width="6.9252in" svg:height="3.7118in" draw:z-index="5"><draw:image xlink:href="Pictures/100000000000077A00000402DCB3146E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draw:fill="none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Forest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813709"/>
        <loext:color loext:name="accent2" loext:color="#224b12"/>
        <loext:color loext:name="accent3" loext:color="#706e0c"/>
        <loext:color loext:name="accent4" loext:color="#355269"/>
        <loext:color loext:name="accent5" loext:color="#be480a"/>
        <loext:color loext:name="accent6" loext:color="#be480a"/>
        <loext:color loext:name="hyperlink" loext:color="#2a6099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01:21:01.554357239</meta:creation-date>
    <dc:date>2025-09-20T10:33:10.410560391</dc:date>
    <meta:editing-duration>PT8H49M3S</meta:editing-duration>
    <meta:editing-cycles>1</meta:editing-cycles>
    <meta:document-statistic meta:table-count="0" meta:image-count="6" meta:object-count="0" meta:page-count="3" meta:paragraph-count="6" meta:word-count="9" meta:character-count="56" meta:non-whitespace-character-count="53"/>
    <meta:generator>LibreOffice/25.8.1.1$Linux_X86_64 LibreOffice_project/580$Build-1</meta:generator>
  </office:meta>
</office:document-meta>
</file>